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border-line-width-bottom="0.079cm 0.041cm 0.041cm" fo:padding-left="0cm" fo:padding-right="0cm" fo:padding-top="0cm" fo:padding-bottom="0.035cm" fo:border-left="none" fo:border-right="none" fo:border-top="none" fo:border-bottom="4.51pt double #00000a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nu 1 star</text:p>
      <text:p text:style-name="P1">Salade ala russe with fresh crab – sauce mayonnaise</text:p>
      <text:p text:style-name="P1">#########</text:p>
      <text:p text:style-name="P1">Escolope of tuna with aubergine caviar –sauce vierge</text:p>
      <text:p text:style-name="P1">########</text:p>
      <text:p text:style-name="P2">Poulet noir –facon poulet au pot</text:p>
      <text:p text:style-name="P2">######</text:p>
      <text:p text:style-name="P2">Crème vanilla with poached pears, sauce cardinale<text:bookmark text:name="_GoBack"/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</meta:initial-creator>
    <dc:creator>philip</dc:creator>
    <meta:editing-cycles>1</meta:editing-cycles>
    <meta:creation-date>2015-02-10T17:48:00</meta:creation-date>
    <dc:date>2015-02-10T17:56:00</dc:date>
    <meta:editing-duration>PT8S</meta:editing-duration>
    <meta:generator>LibreOffice/4.2.8.2$Linux_X86_64 LibreOffice_project/420m0$Build-2</meta:generator>
    <meta:document-statistic meta:table-count="0" meta:image-count="0" meta:object-count="0" meta:page-count="1" meta:paragraph-count="8" meta:word-count="35" meta:character-count="218" meta:non-whitespace-character-count="1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